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626929" officeooo:paragraph-rsid="000d8143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e402d" officeooo:paragraph-rsid="001ed888" style:font-name-asian="Symbol" style:font-size-asian="12pt" style:font-name-complex="Symbol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aae8c" officeooo:paragraph-rsid="001bae30" style:font-name-asian="Symbol" style:font-size-asian="12pt" style:font-name-complex="Symbol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aae8c" officeooo:paragraph-rsid="001aae8c" style:font-name-asian="Symbol" style:font-size-asian="12pt" style:font-name-complex="Symbol" style:font-size-complex="12pt"/>
    </style:style>
    <style:style style:name="P5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a99da" officeooo:paragraph-rsid="00174d48" style:font-name-asian="Symbol" style:font-size-asian="12pt" style:font-name-complex="Symbol" style:font-size-complex="12pt"/>
    </style:style>
    <style:style style:name="P6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84ca1b" officeooo:paragraph-rsid="001da0c1" style:font-name-asian="Symbol1" style:font-size-asian="12pt" style:font-name-complex="Times New Roman" style:font-size-complex="12pt"/>
    </style:style>
    <style:style style:name="P7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4502e3" officeooo:paragraph-rsid="002850a1" style:font-name-asian="Symbol" style:font-size-asian="12pt" style:font-name-complex="Symbol" style:font-size-complex="12pt"/>
    </style:style>
    <style:style style:name="P8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2eca2f" style:font-size-asian="12pt" style:font-size-complex="12pt"/>
    </style:style>
    <style:style style:name="P9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2eca2f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1e402d" officeooo:paragraph-rsid="002eca2f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e1ee1" officeooo:paragraph-rsid="002eca2f" style:font-name-asian="Noto Sans CJK SC Regular" style:font-size-asian="12pt" style:font-name-complex="FreeSans" style:font-size-complex="12pt"/>
    </style:style>
    <style:style style:name="P1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1e402d" officeooo:paragraph-rsid="002eca2f" style:font-name-asian="Noto Sans CJK SC Regular" style:font-size-asian="12pt" style:font-name-complex="FreeSans" style:font-size-complex="12pt"/>
    </style:style>
    <style:style style:name="P1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4ca1b" officeooo:paragraph-rsid="002eca2f" style:font-name-asian="Noto Sans CJK SC Regular" style:font-size-asian="12pt" style:font-name-complex="FreeSans" style:font-size-complex="12pt"/>
    </style:style>
    <style:style style:name="P1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2eca2f"/>
    </style:style>
    <style:style style:name="P15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0d8143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626929" officeooo:paragraph-rsid="000d8143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7a99da" officeooo:paragraph-rsid="00174d48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1977f0" officeooo:paragraph-rsid="002f5a93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1e402d" officeooo:paragraph-rsid="001ed888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950b7" officeooo:paragraph-rsid="00250772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950b7" officeooo:paragraph-rsid="002f5a93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950b7" officeooo:paragraph-rsid="002252e0" style:font-size-asian="12pt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e1ee1" officeooo:paragraph-rsid="00250772" style:font-size-asian="12pt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e1ee1" officeooo:paragraph-rsid="002df6c3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e1ee1" officeooo:paragraph-rsid="002f5a93" style:font-size-asian="12pt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e1ee1" officeooo:paragraph-rsid="002850a1" style:font-size-asian="12pt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275716" style:font-size-asian="12pt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0f57ce"/>
    </style:style>
    <style:style style:name="P2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92881"/>
    </style:style>
    <style:style style:name="P3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91065"/>
    </style:style>
    <style:style style:name="P3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14923b"/>
    </style:style>
    <style:style style:name="P3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eca2f"/>
    </style:style>
    <style:style style:name="P3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c05a9"/>
    </style:style>
    <style:style style:name="P3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75716"/>
    </style:style>
    <style:style style:name="P3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rsid="00115282" officeooo:paragraph-rsid="00115282"/>
    </style:style>
    <style:style style:name="P3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rsid="0010ba0b" officeooo:paragraph-rsid="0010ba0b"/>
    </style:style>
    <style:style style:name="P3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rsid="0012e9de" officeooo:paragraph-rsid="0012e9de"/>
    </style:style>
    <style:style style:name="P3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9b5850" officeooo:paragraph-rsid="002fc758" style:font-name-asian="Symbol" style:font-size-asian="12pt" style:font-name-complex="Symbol" style:font-size-complex="12pt"/>
    </style:style>
    <style:style style:name="P3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9f5c70" officeooo:paragraph-rsid="00292881" style:font-name-asian="Symbol" style:font-size-asian="12pt" style:font-name-complex="Symbol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paragraph-rsid="00292881" style:font-name-asian="Symbol" style:font-size-asian="12pt" style:font-name-complex="Symbol" style:font-size-complex="12pt"/>
    </style:style>
    <style:style style:name="P4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16c811" style:font-name-asian="Symbol" style:font-size-asian="12pt" style:font-name-complex="Symbol" style:font-size-complex="12pt"/>
    </style:style>
    <style:style style:name="P4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aae8c" officeooo:paragraph-rsid="001aae8c" style:font-name-asian="Symbol" style:font-size-asian="12pt" style:font-name-complex="Symbol" style:font-size-complex="12pt"/>
    </style:style>
    <style:style style:name="P4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aae8c" officeooo:paragraph-rsid="002f5a93" style:font-name-asian="Symbol" style:font-size-asian="12pt" style:font-name-complex="Symbol" style:font-size-complex="12pt"/>
    </style:style>
    <style:style style:name="P4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e402d" officeooo:paragraph-rsid="001e83f8" style:font-name-asian="Symbol" style:font-size-asian="12pt" style:font-name-complex="Symbol" style:font-size-complex="12pt"/>
    </style:style>
    <style:style style:name="P4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300e03" officeooo:paragraph-rsid="00250772" style:font-name-asian="Symbol" style:font-size-asian="12pt" style:font-name-complex="Symbol" style:font-size-complex="12pt"/>
    </style:style>
    <style:style style:name="P4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officeooo:rsid="0074bdaf" officeooo:paragraph-rsid="00160cd8" style:font-name-asian="Symbol" style:font-size-asian="12pt" style:font-name-complex="Symbol" style:font-size-complex="12pt"/>
    </style:style>
    <style:style style:name="P4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officeooo:rsid="0074bdaf" officeooo:paragraph-rsid="00169b47" style:font-name-asian="Symbol" style:font-size-asian="12pt" style:font-name-complex="Symbol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1da0c1"/>
    </style:style>
    <style:style style:name="P4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2df6c3" style:font-size-asian="12pt" style:font-size-complex="12pt"/>
    </style:style>
    <style:style style:name="P5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4ca1b" officeooo:paragraph-rsid="002df6c3" style:font-size-asian="12pt" style:font-size-complex="12pt"/>
    </style:style>
    <style:style style:name="P5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2df6c3" style:font-size-asian="12pt" style:font-size-complex="12pt"/>
    </style:style>
    <style:style style:name="P5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2c05a9" style:font-size-asian="12pt" style:font-size-complex="12pt"/>
    </style:style>
    <style:style style:name="P5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1e402d" officeooo:paragraph-rsid="002c05a9" style:font-size-asian="12pt" style:font-size-complex="12pt"/>
    </style:style>
    <style:style style:name="P5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position="0% 100%" style:font-name="Times New Roman" fo:font-size="12pt" fo:language="uk" fo:country="UA" officeooo:paragraph-rsid="002c05a9" style:font-name-asian="Symbol" style:font-size-asian="12pt" style:font-name-complex="Symbol" style:font-size-complex="12pt"/>
    </style:style>
    <style:style style:name="P5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4502e3" officeooo:paragraph-rsid="00250772" style:font-name-asian="Symbol" style:font-size-asian="12pt" style:font-name-complex="Symbol" style:font-size-complex="12pt"/>
    </style:style>
    <style:style style:name="T1" style:family="text">
      <style:text-properties style:text-position="0% 100%" officeooo:rsid="004502e3" style:font-name-complex="Times New Roman"/>
    </style:style>
    <style:style style:name="T2" style:family="text">
      <style:text-properties style:text-position="0% 100%" fo:language="uk" fo:country="UA" style:font-name-asian="Symbol" style:font-name-complex="Symbol"/>
    </style:style>
    <style:style style:name="T3" style:family="text">
      <style:text-properties style:text-position="0% 100%" fo:language="uk" fo:country="UA" officeooo:rsid="00300e03" style:font-name-asian="Symbol" style:font-name-complex="Symbol"/>
    </style:style>
    <style:style style:name="T4" style:family="text">
      <style:text-properties style:text-position="0% 100%" fo:language="uk" fo:country="UA" officeooo:rsid="008e1ee1" style:font-name-asian="Symbol" style:font-name-complex="Symbol"/>
    </style:style>
    <style:style style:name="T5" style:family="text">
      <style:text-properties style:text-position="0% 100%" fo:language="uk" fo:country="UA" officeooo:rsid="0094712c" style:font-name-asian="Symbol" style:font-name-complex="Symbol"/>
    </style:style>
    <style:style style:name="T6" style:family="text">
      <style:text-properties style:text-position="0% 100%" fo:language="uk" fo:country="UA" officeooo:rsid="004502e3" style:font-name-asian="Symbol" style:font-name-complex="Symbol"/>
    </style:style>
    <style:style style:name="T7" style:family="text">
      <style:text-properties style:text-position="0% 100%" fo:language="uk" fo:country="UA" officeooo:rsid="0074bdaf" style:font-name-asian="Symbol" style:font-name-complex="Symbol"/>
    </style:style>
    <style:style style:name="T8" style:family="text">
      <style:text-properties style:text-position="0% 100%" fo:language="uk" fo:country="UA" officeooo:rsid="007c2f78" style:font-name-asian="Symbol" style:font-name-complex="Symbol"/>
    </style:style>
    <style:style style:name="T9" style:family="text">
      <style:text-properties style:text-position="0% 100%" fo:language="uk" fo:country="UA" officeooo:rsid="0091129f" style:font-name-asian="Symbol" style:font-name-complex="Symbol"/>
    </style:style>
    <style:style style:name="T10" style:family="text">
      <style:text-properties style:text-position="0% 100%" fo:language="uk" fo:country="UA" officeooo:rsid="00677aed" style:font-name-asian="Symbol" style:font-name-complex="Symbol"/>
    </style:style>
    <style:style style:name="T11" style:family="text">
      <style:text-properties style:text-position="0% 100%" fo:language="uk" fo:country="UA" officeooo:rsid="006a5262" style:font-name-asian="Symbol" style:font-name-complex="Symbol"/>
    </style:style>
    <style:style style:name="T12" style:family="text">
      <style:text-properties style:text-position="0% 100%" fo:language="uk" fo:country="UA" officeooo:rsid="00a3e68a" style:font-name-asian="Symbol" style:font-name-complex="Symbol"/>
    </style:style>
    <style:style style:name="T13" style:family="text">
      <style:text-properties style:text-position="0% 100%" fo:language="uk" fo:country="UA" officeooo:rsid="007a99da" style:font-name-asian="Symbol" style:font-name-complex="Symbol"/>
    </style:style>
    <style:style style:name="T14" style:family="text">
      <style:text-properties style:text-position="0% 100%" fo:language="uk" fo:country="UA" officeooo:rsid="00b4038f" style:font-name-asian="Symbol" style:font-name-complex="Symbol"/>
    </style:style>
    <style:style style:name="T15" style:family="text">
      <style:text-properties style:text-position="0% 100%" fo:language="uk" fo:country="UA" officeooo:rsid="004502e3" style:font-name-asian="Noto Sans CJK SC Regular" style:font-name-complex="Times New Roman"/>
    </style:style>
    <style:style style:name="T16" style:family="text">
      <style:text-properties style:text-position="0% 100%" fo:language="uk" fo:country="UA" officeooo:rsid="00168371" style:font-name-asian="Noto Sans CJK SC Regular" style:font-name-complex="Times New Roman"/>
    </style:style>
    <style:style style:name="T17" style:family="text">
      <style:text-properties style:text-position="0% 100%" fo:language="uk" fo:country="UA" fo:font-style="italic" style:font-name-asian="Symbol" style:font-style-asian="italic" style:font-name-complex="Symbol" style:font-style-complex="italic"/>
    </style:style>
    <style:style style:name="T18" style:family="text">
      <style:text-properties style:text-position="0% 100%" fo:language="uk" fo:country="UA" fo:font-style="italic" officeooo:rsid="00677aed" style:font-name-asian="Symbol" style:font-style-asian="italic" style:font-name-complex="Symbol" style:font-style-complex="italic"/>
    </style:style>
    <style:style style:name="T19" style:family="text">
      <style:text-properties style:text-position="0% 100%" fo:language="uk" fo:country="UA" fo:font-style="italic" officeooo:rsid="006a5262" style:font-name-asian="Symbol" style:font-style-asian="italic" style:font-name-complex="Symbol" style:font-style-complex="italic"/>
    </style:style>
    <style:style style:name="T20" style:family="text">
      <style:text-properties style:text-position="0% 100%" fo:language="uk" fo:country="UA" fo:font-style="italic" officeooo:rsid="006be4d2" style:font-name-asian="Symbol" style:font-style-asian="italic" style:font-name-complex="Symbol" style:font-style-complex="italic"/>
    </style:style>
    <style:style style:name="T21" style:family="text">
      <style:text-properties style:text-position="0% 100%" fo:language="uk" fo:country="UA" fo:font-style="italic" officeooo:rsid="0073141a" style:font-name-asian="Symbol" style:font-style-asian="italic" style:font-name-complex="Symbol" style:font-style-complex="italic"/>
    </style:style>
    <style:style style:name="T22" style:family="text">
      <style:text-properties style:text-position="0% 100%" fo:language="uk" fo:country="UA" fo:font-style="normal" officeooo:rsid="006a5262" style:font-name-asian="Symbol" style:font-style-asian="normal" style:font-name-complex="Symbol" style:font-style-complex="normal"/>
    </style:style>
    <style:style style:name="T23" style:family="text">
      <style:text-properties style:text-position="0% 100%" fo:language="uk" fo:country="UA" fo:font-style="normal" officeooo:rsid="006e40c8" style:font-name-asian="Symbol" style:font-style-asian="normal" style:font-name-complex="Symbol" style:font-style-complex="normal"/>
    </style:style>
    <style:style style:name="T24" style:family="text">
      <style:text-properties style:text-position="0% 100%" fo:language="uk" fo:country="UA" fo:font-style="normal" officeooo:rsid="006be4d2" style:font-name-asian="Symbol" style:font-style-asian="normal" style:font-name-complex="Symbol" style:font-style-complex="normal"/>
    </style:style>
    <style:style style:name="T25" style:family="text">
      <style:text-properties style:text-position="0% 100%" fo:language="uk" fo:country="UA" fo:font-style="normal" officeooo:rsid="006c61c7" style:font-name-asian="Symbol" style:font-style-asian="normal" style:font-name-complex="Symbol" style:font-style-complex="normal"/>
    </style:style>
    <style:style style:name="T26" style:family="text">
      <style:text-properties style:text-position="0% 100%" fo:language="uk" fo:country="UA" fo:font-style="normal" officeooo:rsid="007225bf" style:font-name-asian="Symbol" style:font-style-asian="normal" style:font-name-complex="Symbol" style:font-style-complex="normal"/>
    </style:style>
    <style:style style:name="T27" style:family="text">
      <style:text-properties style:text-position="0% 100%" fo:language="uk" fo:country="UA" fo:font-style="normal" officeooo:rsid="006ffb1c" style:font-name-asian="Symbol" style:font-style-asian="normal" style:font-name-complex="Symbol" style:font-style-complex="normal"/>
    </style:style>
    <style:style style:name="T28" style:family="text">
      <style:text-properties style:text-position="0% 100%" fo:language="uk" fo:country="UA" fo:font-style="normal" officeooo:rsid="0073141a" style:font-name-asian="Symbol" style:font-style-asian="normal" style:font-name-complex="Symbol" style:font-style-complex="normal"/>
    </style:style>
    <style:style style:name="T29" style:family="text">
      <style:text-properties style:text-position="0% 100%" officeooo:rsid="000d8143" style:font-name-asian="Times New Roman1" style:font-name-complex="Times New Roman1"/>
    </style:style>
    <style:style style:name="T30" style:family="text">
      <style:text-properties style:text-position="0% 100%" fo:font-size="12pt" fo:language="uk" fo:country="UA" style:font-name-asian="Noto Sans CJK SC Regular" style:font-size-asian="12pt" style:font-name-complex="Times New Roman" style:font-size-complex="12pt"/>
    </style:style>
    <style:style style:name="T31" style:family="text">
      <style:text-properties style:text-position="0% 100%" fo:font-size="12pt" fo:language="uk" fo:country="UA" officeooo:rsid="004502e3" style:font-name-asian="Noto Sans CJK SC Regular" style:font-size-asian="12pt" style:font-name-complex="Times New Roman" style:font-size-complex="12pt"/>
    </style:style>
    <style:style style:name="T32" style:family="text">
      <style:text-properties style:text-position="0% 100%" fo:font-size="12pt" fo:language="uk" fo:country="UA" officeooo:rsid="000f57ce" style:font-name-asian="Noto Sans CJK SC Regular" style:font-size-asian="12pt" style:font-name-complex="Times New Roman" style:font-size-complex="12pt"/>
    </style:style>
    <style:style style:name="T33" style:family="text">
      <style:text-properties style:text-position="0% 100%" fo:font-size="12pt" fo:language="uk" fo:country="UA" style:font-name-asian="Symbol" style:font-size-asian="12pt" style:font-name-complex="Symbol" style:font-size-complex="12pt"/>
    </style:style>
    <style:style style:name="T34" style:family="text">
      <style:text-properties style:text-position="0% 100%" fo:font-size="12pt" fo:language="uk" fo:country="UA" officeooo:rsid="004502e3" style:font-name-asian="Symbol" style:font-size-asian="12pt" style:font-name-complex="Symbol" style:font-size-complex="12pt"/>
    </style:style>
    <style:style style:name="T35" style:family="text">
      <style:text-properties style:text-position="0% 100%" fo:font-size="12pt" fo:language="uk" fo:country="UA" officeooo:rsid="00291065" style:font-name-asian="Symbol" style:font-size-asian="12pt" style:font-name-complex="Symbol" style:font-size-complex="12pt"/>
    </style:style>
    <style:style style:name="T36" style:family="text">
      <style:text-properties style:text-position="0% 100%" fo:font-size="12pt" fo:language="uk" fo:country="UA" officeooo:rsid="0014923b" style:font-name-asian="Symbol" style:font-size-asian="12pt" style:font-name-complex="Symbol" style:font-size-complex="12pt"/>
    </style:style>
    <style:style style:name="T37" style:family="text">
      <style:text-properties style:text-position="0% 100%" fo:font-size="12pt" fo:language="uk" fo:country="UA" officeooo:rsid="0093e695" style:font-name-asian="Symbol" style:font-size-asian="12pt" style:font-name-complex="Symbol" style:font-size-complex="12pt"/>
    </style:style>
    <style:style style:name="T38" style:family="text">
      <style:text-properties style:text-position="0% 100%" fo:font-size="12pt" fo:language="uk" fo:country="UA" officeooo:rsid="0074bdaf" style:font-name-asian="Symbol" style:font-size-asian="12pt" style:font-name-complex="Symbol" style:font-size-complex="12pt"/>
    </style:style>
    <style:style style:name="T39" style:family="text">
      <style:text-properties style:text-position="0% 100%" fo:font-size="12pt" fo:language="uk" fo:country="UA" fo:font-style="italic" officeooo:rsid="004502e3" style:font-name-asian="Symbol" style:font-size-asian="12pt" style:font-style-asian="italic" style:font-name-complex="Symbol" style:font-size-complex="12pt" style:font-style-complex="italic"/>
    </style:style>
    <style:style style:name="T40" style:family="text">
      <style:text-properties style:text-position="0% 100%" fo:font-size="12pt" fo:language="uk" fo:country="UA" fo:font-style="italic" officeooo:rsid="004502e3" style:font-name-asian="Symbol" style:font-size-asian="12pt" style:font-style-asian="italic" style:font-name-complex="Symbol" style:font-size-complex="12pt"/>
    </style:style>
    <style:style style:name="T41" style:family="text">
      <style:text-properties style:text-position="0% 100%" fo:font-size="12pt" fo:language="uk" fo:country="UA" fo:font-style="normal" style:font-name-asian="Symbol" style:font-size-asian="12pt" style:font-style-asian="normal" style:font-name-complex="Symbol" style:font-size-complex="12pt" style:font-style-complex="normal"/>
    </style:style>
    <style:style style:name="T42" style:family="text">
      <style:text-properties style:text-position="0% 100%" fo:font-size="12pt" fo:language="uk" fo:country="UA" fo:font-style="normal" officeooo:rsid="004502e3" style:font-name-asian="Symbol" style:font-size-asian="12pt" style:font-style-asian="normal" style:font-name-complex="Symbol" style:font-size-complex="12pt" style:font-style-complex="normal"/>
    </style:style>
    <style:style style:name="T43" style:family="text">
      <style:text-properties style:text-position="0% 100%" fo:font-size="12pt" officeooo:rsid="0074bdaf" style:font-name-asian="Symbol" style:font-size-asian="12pt" style:font-name-complex="Symbol" style:font-size-complex="12pt"/>
    </style:style>
    <style:style style:name="T44" style:family="text">
      <style:text-properties style:text-position="0% 100%" fo:font-size="12pt" officeooo:rsid="00768a26" style:font-name-asian="Symbol" style:font-size-asian="12pt" style:font-name-complex="Symbol" style:font-size-complex="12pt"/>
    </style:style>
    <style:style style:name="T45" style:family="text">
      <style:text-properties style:text-position="0% 100%" fo:font-size="12pt" officeooo:rsid="00151d66" style:font-name-asian="Symbol" style:font-size-asian="12pt" style:font-name-complex="Symbol" style:font-size-complex="12pt"/>
    </style:style>
    <style:style style:name="T46" style:family="text">
      <style:text-properties style:text-position="0% 100%" style:font-name-asian="Symbol" style:font-name-complex="Symbol"/>
    </style:style>
    <style:style style:name="T47" style:family="text">
      <style:text-properties style:text-position="0% 100%" officeooo:rsid="00a6d078" style:font-name-asian="Symbol" style:font-name-complex="Symbol"/>
    </style:style>
    <style:style style:name="T48" style:family="text">
      <style:text-properties style:text-position="0% 100%" officeooo:rsid="00a4ebe0" style:font-name-asian="Symbol" style:font-name-complex="Symbol"/>
    </style:style>
    <style:style style:name="T49" style:family="text">
      <style:text-properties style:text-position="0% 100%" fo:font-style="italic" style:font-name-asian="Symbol" style:font-style-asian="italic" style:font-name-complex="Symbol" style:font-style-complex="italic"/>
    </style:style>
    <style:style style:name="T50" style:family="text">
      <style:text-properties style:text-position="sub 58%" officeooo:rsid="004502e3" style:font-name-complex="Times New Roman"/>
    </style:style>
    <style:style style:name="T51" style:family="text">
      <style:text-properties style:text-position="sub 58%" fo:language="uk" fo:country="UA" style:font-name-asian="Symbol" style:font-name-complex="Symbol"/>
    </style:style>
    <style:style style:name="T52" style:family="text">
      <style:text-properties style:text-position="sub 58%" fo:language="uk" fo:country="UA" fo:font-style="normal" officeooo:rsid="006be4d2" style:font-name-asian="Symbol" style:font-style-asian="normal" style:font-name-complex="Symbol" style:font-style-complex="normal"/>
    </style:style>
    <style:style style:name="T53" style:family="text">
      <style:text-properties style:text-position="sub 58%" fo:language="uk" fo:country="UA" fo:font-style="normal" officeooo:rsid="006ffb1c" style:font-name-asian="Symbol" style:font-style-asian="normal" style:font-name-complex="Symbol" style:font-style-complex="normal"/>
    </style:style>
    <style:style style:name="T54" style:family="text">
      <style:text-properties style:text-position="sub 58%" fo:language="uk" fo:country="UA" fo:font-style="normal" officeooo:rsid="0073141a" style:font-name-asian="Symbol" style:font-style-asian="normal" style:font-name-complex="Symbol" style:font-style-complex="normal"/>
    </style:style>
    <style:style style:name="T55" style:family="text">
      <style:text-properties style:text-position="sub 58%" fo:font-size="12pt" fo:language="uk" fo:country="UA" officeooo:rsid="004502e3" style:font-name-asian="Noto Sans CJK SC Regular" style:font-size-asian="12pt" style:font-name-complex="Times New Roman" style:font-size-complex="12pt"/>
    </style:style>
    <style:style style:name="T56" style:family="text">
      <style:text-properties style:text-position="sub 58%" fo:font-size="12pt" fo:language="uk" fo:country="UA" style:font-name-asian="Symbol" style:font-size-asian="12pt" style:font-name-complex="Symbol" style:font-size-complex="12pt"/>
    </style:style>
    <style:style style:name="T57" style:family="text">
      <style:text-properties style:text-position="sub 58%" fo:font-size="12pt" fo:language="uk" fo:country="UA" officeooo:rsid="004502e3" style:font-name-asian="Symbol" style:font-size-asian="12pt" style:font-name-complex="Symbol" style:font-size-complex="12pt"/>
    </style:style>
    <style:style style:name="T58" style:family="text">
      <style:text-properties style:text-position="super 58%" fo:font-size="12pt" fo:language="uk" fo:country="UA" fo:font-style="normal" officeooo:rsid="004502e3" style:font-name-asian="Symbol" style:font-size-asian="12pt" style:font-style-asian="normal" style:font-name-complex="Symbol" style:font-size-complex="12pt" style:font-style-complex="normal"/>
    </style:style>
    <style:style style:name="T59" style:family="text">
      <style:text-properties style:text-position="super 58%" fo:font-size="12pt" fo:language="uk" fo:country="UA" officeooo:rsid="004502e3" style:font-name-asian="Symbol" style:font-size-asian="12pt" style:font-name-complex="Symbol" style:font-size-complex="12pt"/>
    </style:style>
    <style:style style:name="T60" style:family="text">
      <style:text-properties style:text-position="super 58%" fo:language="uk" fo:country="UA" officeooo:rsid="00677aed" style:font-name-asian="Symbol" style:font-name-complex="Symbol"/>
    </style:style>
    <style:style style:name="T61" style:family="text">
      <style:text-properties style:text-position="super 58%" fo:language="uk" fo:country="UA" fo:font-style="normal" officeooo:rsid="006a5262" style:font-name-asian="Symbol" style:font-style-asian="normal" style:font-name-complex="Symbol" style:font-style-complex="normal"/>
    </style:style>
    <style:style style:name="T62" style:family="text">
      <style:text-properties style:text-position="super 58%" fo:language="uk" fo:country="UA" fo:font-style="normal" officeooo:rsid="006be4d2" style:font-name-asian="Symbol" style:font-style-asian="normal" style:font-name-complex="Symbol" style:font-style-complex="normal"/>
    </style:style>
    <style:style style:name="T63" style:family="text">
      <style:text-properties style:text-position="super 58%" fo:language="uk" fo:country="UA" fo:font-style="normal" officeooo:rsid="006ffb1c" style:font-name-asian="Symbol" style:font-style-asian="normal" style:font-name-complex="Symbol" style:font-style-complex="normal"/>
    </style:style>
    <style:style style:name="T64" style:family="text">
      <style:text-properties style:text-line-through-style="none" style:text-line-through-type="none" style:text-position="0% 100%" fo:language="uk" fo:country="UA" style:font-name-asian="Symbol1" style:font-name-complex="Times New Roman"/>
    </style:style>
    <style:style style:name="T65" style:family="text">
      <style:text-properties style:text-line-through-style="none" style:text-line-through-type="none" style:text-position="0% 100%" fo:language="uk" fo:country="UA" officeooo:rsid="0084ca1b" style:font-name-asian="Symbol1" style:font-name-complex="Times New Roman"/>
    </style:style>
    <style:style style:name="T66" style:family="text">
      <style:text-properties style:text-line-through-style="none" style:text-line-through-type="none" style:text-position="0% 100%" fo:language="uk" fo:country="UA" officeooo:rsid="00300e03" style:font-name-asian="Symbol1" style:font-name-complex="Times New Roman"/>
    </style:style>
    <style:style style:name="T67" style:family="text">
      <style:text-properties style:text-line-through-style="none" style:text-line-through-type="none" style:text-position="0% 100%" fo:language="uk" fo:country="UA" officeooo:rsid="0017481e" style:font-name-asian="Symbol1" style:font-name-complex="Times New Roman"/>
    </style:style>
    <style:style style:name="T68" style:family="text">
      <style:text-properties style:text-line-through-style="none" style:text-line-through-type="none" style:text-position="0% 100%" fo:language="uk" fo:country="UA" officeooo:rsid="004502e3" style:font-name-asian="Symbol1" style:font-name-complex="Times New Roman"/>
    </style:style>
    <style:style style:name="T69" style:family="text">
      <style:text-properties style:text-line-through-style="none" style:text-line-through-type="none" style:text-position="0% 100%" fo:language="uk" fo:country="UA" officeooo:rsid="002eca2f" style:font-name-asian="Symbol1" style:font-name-complex="Times New Roman"/>
    </style:style>
    <style:style style:name="T70" style:family="text">
      <style:text-properties style:text-line-through-style="none" style:text-line-through-type="none" style:text-position="0% 100%" fo:language="uk" fo:country="UA" officeooo:rsid="004502e3" style:font-name-asian="Symbol" style:font-name-complex="Symbol"/>
    </style:style>
    <style:style style:name="T71" style:family="text">
      <style:text-properties style:text-line-through-style="none" style:text-line-through-type="none" style:text-position="0% 100%" fo:language="uk" fo:country="UA" officeooo:rsid="003422c8" style:font-name-asian="Symbol" style:font-name-complex="Symbol"/>
    </style:style>
    <style:style style:name="T72" style:family="text">
      <style:text-properties style:text-line-through-style="none" style:text-line-through-type="none" style:text-position="0% 100%" fo:language="uk" fo:country="UA" officeooo:rsid="0096074f" style:font-name-asian="Symbol" style:font-name-complex="Symbol"/>
    </style:style>
    <style:style style:name="T73" style:family="text">
      <style:text-properties style:text-line-through-style="none" style:text-line-through-type="none" style:text-position="0% 100%" fo:language="uk" fo:country="UA" officeooo:rsid="00320a78" style:font-name-asian="Symbol" style:font-name-complex="Symbol"/>
    </style:style>
    <style:style style:name="T74" style:family="text">
      <style:text-properties style:text-line-through-style="none" style:text-line-through-type="none" style:text-position="0% 100%" fo:language="uk" fo:country="UA" officeooo:rsid="0017481e" style:font-name-asian="Noto Sans CJK SC Regular1" style:font-name-complex="FreeSans1"/>
    </style:style>
    <style:style style:name="T75" style:family="text">
      <style:text-properties style:text-line-through-style="none" style:text-line-through-type="none" style:text-position="0% 100%" fo:language="uk" fo:country="UA" officeooo:rsid="004502e3" style:font-name-asian="Noto Sans CJK SC Regular1" style:font-name-complex="FreeSans1"/>
    </style:style>
    <style:style style:name="T76" style:family="text">
      <style:text-properties style:text-line-through-style="none" style:text-line-through-type="none" style:text-position="0% 100%" fo:language="uk" fo:country="UA" officeooo:rsid="0017481e" style:letter-kerning="false" style:font-name-asian="Noto Sans CJK SC Regular1" style:language-asian="zh" style:country-asian="CN" style:font-name-complex="FreeSans1" style:language-complex="hi" style:country-complex="IN"/>
    </style:style>
    <style:style style:name="T77" style:family="text">
      <style:text-properties style:text-line-through-style="none" style:text-line-through-type="none" style:text-position="0% 100%" fo:language="uk" fo:country="UA" fo:font-style="normal" fo:font-weight="normal" officeooo:rsid="00a74fea" style:font-name-asian="Symbol" style:font-style-asian="normal" style:font-weight-asian="normal" style:font-name-complex="Symbol" style:font-style-complex="normal" style:font-weight-complex="normal"/>
    </style:style>
    <style:style style:name="T78" style:family="text">
      <style:text-properties style:text-line-through-style="none" style:text-line-through-type="none" style:text-position="0% 100%" fo:language="uk" fo:country="UA" fo:font-style="normal" fo:font-weight="normal" officeooo:rsid="009cce17" style:font-name-asian="Symbol" style:font-style-asian="normal" style:font-weight-asian="normal" style:font-name-complex="Symbol" style:font-style-complex="normal" style:font-weight-complex="normal"/>
    </style:style>
    <style:style style:name="T79" style:family="text">
      <style:text-properties style:text-line-through-style="none" style:text-line-through-type="none" style:text-position="0% 100%" fo:language="uk" fo:country="UA" fo:font-style="normal" officeooo:rsid="00a74fea" style:font-name-asian="Symbol" style:font-style-asian="normal" style:font-name-complex="Symbol" style:font-style-complex="normal"/>
    </style:style>
    <style:style style:name="T80" style:family="text">
      <style:text-properties style:text-line-through-style="none" style:text-line-through-type="none" style:text-position="0% 100%" fo:language="uk" fo:country="UA" fo:font-style="normal" officeooo:rsid="009cce17" style:font-name-asian="Symbol" style:font-style-asian="normal" style:font-name-complex="Symbol" style:font-style-complex="normal"/>
    </style:style>
    <style:style style:name="T81" style:family="text">
      <style:text-properties style:text-line-through-style="none" style:text-line-through-type="none" style:text-position="0% 100%" fo:language="uk" fo:country="UA" fo:font-style="normal" officeooo:rsid="004502e3" style:font-name-asian="Symbol" style:font-style-asian="normal" style:font-name-complex="Symbol" style:font-style-complex="normal"/>
    </style:style>
    <style:style style:name="T82" style:family="text">
      <style:text-properties style:text-line-through-style="none" style:text-line-through-type="none" style:text-position="0% 100%" fo:language="uk" fo:country="UA" fo:font-style="normal" officeooo:rsid="008e1ee1" style:font-name-asian="Symbol" style:font-style-asian="normal" style:font-name-complex="Symbol" style:font-style-complex="normal"/>
    </style:style>
    <style:style style:name="T83" style:family="text">
      <style:text-properties style:text-line-through-style="none" style:text-line-through-type="none" style:text-position="0% 100%" fo:language="uk" fo:country="UA" officeooo:rsid="004502e3" style:font-name-asian="Symbola" style:font-name-complex="Times New Roman"/>
    </style:style>
    <style:style style:name="T84" style:family="text">
      <style:text-properties style:text-line-through-style="none" style:text-line-through-type="none" style:text-position="0% 100%" fo:language="uk" fo:country="UA" officeooo:rsid="00ac32ce" style:font-name-asian="Times New Roman1" style:font-name-complex="Times New Roman1"/>
    </style:style>
    <style:style style:name="T85" style:family="text">
      <style:text-properties style:text-line-through-style="none" style:text-line-through-type="none" style:text-position="0% 100%" fo:font-style="normal" fo:font-weight="normal" officeooo:rsid="00a4ebe0" style:font-name-asian="Symbol" style:font-style-asian="normal" style:font-weight-asian="normal" style:font-name-complex="Symbol" style:font-style-complex="normal" style:font-weight-complex="normal"/>
    </style:style>
    <style:style style:name="T86" style:family="text">
      <style:text-properties style:text-line-through-style="none" style:text-line-through-type="none" style:text-position="0% 100%" fo:font-style="normal" fo:font-weight="normal" officeooo:rsid="0017481e" style:font-name-asian="Noto Sans CJK SC Regular1" style:font-style-asian="normal" style:font-weight-asian="normal" style:font-name-complex="FreeSans1" style:font-style-complex="normal" style:font-weight-complex="normal"/>
    </style:style>
    <style:style style:name="T87" style:family="text">
      <style:text-properties style:text-line-through-style="none" style:text-line-through-type="none" style:text-position="0% 100%" fo:font-style="normal" fo:font-weight="normal" officeooo:rsid="00a4ebe0" style:font-name-asian="Symbol1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style:text-line-through-style="none" style:text-line-through-type="none" style:text-position="0% 100%" fo:font-style="normal" fo:font-weight="normal" officeooo:rsid="0017481e" style:font-name-asian="Symbol1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style:text-line-through-style="none" style:text-line-through-type="none" style:text-position="0% 100%" fo:font-style="normal" fo:font-weight="normal" officeooo:rsid="0017481e" style:letter-kerning="false" style:font-name-asian="Noto Sans CJK SC Regular1" style:language-asian="zh" style:country-asian="CN" style:font-style-asian="normal" style:font-weight-asian="normal" style:font-name-complex="FreeSans1" style:language-complex="hi" style:country-complex="IN" style:font-style-complex="normal" style:font-weight-complex="normal"/>
    </style:style>
    <style:style style:name="T90" style:family="text">
      <style:text-properties style:text-line-through-style="none" style:text-line-through-type="none" style:text-position="0% 100%" fo:font-style="italic" fo:font-weight="normal" officeooo:rsid="00a4ebe0" style:font-name-asian="Symbol" style:font-style-asian="italic" style:font-weight-asian="normal" style:font-name-complex="Symbol" style:font-style-complex="italic" style:font-weight-complex="normal"/>
    </style:style>
    <style:style style:name="T91" style:family="text">
      <style:text-properties style:text-line-through-style="none" style:text-line-through-type="none" style:text-position="sub 58%" fo:language="uk" fo:country="UA" officeooo:rsid="0084ca1b" style:font-name-asian="Symbol1" style:font-name-complex="Times New Roman"/>
    </style:style>
    <style:style style:name="T92" style:family="text">
      <style:text-properties style:text-line-through-style="none" style:text-line-through-type="none" style:text-position="sub 58%" fo:language="uk" fo:country="UA" officeooo:rsid="00300e03" style:font-name-asian="Symbol1" style:font-name-complex="Times New Roman"/>
    </style:style>
    <style:style style:name="T93" style:family="text">
      <style:text-properties style:text-line-through-style="none" style:text-line-through-type="none" style:text-position="sub 58%" fo:language="uk" fo:country="UA" officeooo:rsid="004502e3" style:font-name-asian="Symbol1" style:font-name-complex="Times New Roman"/>
    </style:style>
    <style:style style:name="T94" style:family="text">
      <style:text-properties style:text-line-through-style="none" style:text-line-through-type="none" style:text-position="sub 58%" fo:language="uk" fo:country="UA" officeooo:rsid="004502e3" style:font-name-asian="Symbol" style:font-name-complex="Symbol"/>
    </style:style>
    <style:style style:name="T95" style:family="text">
      <style:text-properties style:text-line-through-style="none" style:text-line-through-type="none" style:text-position="sub 58%" fo:language="uk" fo:country="UA" fo:font-style="normal" officeooo:rsid="008e1ee1" style:font-name-asian="Symbol" style:font-style-asian="normal" style:font-name-complex="Symbol" style:font-style-complex="normal"/>
    </style:style>
    <style:style style:name="T96" style:family="text">
      <style:text-properties style:text-line-through-style="none" style:text-line-through-type="none" style:text-position="sub 58%" fo:language="uk" fo:country="UA" fo:font-style="normal" officeooo:rsid="009cce17" style:font-name-asian="Symbol" style:font-style-asian="normal" style:font-name-complex="Symbol" style:font-style-complex="normal"/>
    </style:style>
    <style:style style:name="T97" style:family="text">
      <style:text-properties fo:font-variant="normal" fo:text-transform="none" fo:color="#000000" style:text-position="0% 100%" fo:font-size="12pt" fo:letter-spacing="normal" fo:language="uk" fo:country="UA" fo:font-style="normal" fo:font-weight="normal" style:font-name-asian="Symbol" style:font-size-asian="12pt" style:font-name-complex="Symbol" style:font-size-complex="12pt"/>
    </style:style>
    <style:style style:name="T98" style:family="text">
      <style:text-properties fo:font-variant="normal" fo:text-transform="none" fo:color="#000000" style:text-position="0% 100%" fo:font-size="12pt" fo:letter-spacing="normal" fo:language="uk" fo:country="UA" fo:font-style="normal" fo:font-weight="normal" officeooo:rsid="00ac32ce" style:font-name-asian="Symbol" style:font-size-asian="12pt" style:font-name-complex="Symbol" style:font-size-complex="12pt"/>
    </style:style>
    <style:style style:name="T99" style:family="text">
      <style:text-properties fo:font-variant="normal" fo:text-transform="none" fo:color="#000000" style:text-line-through-style="none" style:text-line-through-type="none" style:text-position="0% 100%" fo:font-size="12pt" fo:letter-spacing="normal" fo:language="uk" fo:country="UA" fo:font-style="normal" style:text-underline-style="none" fo:font-weight="normal" officeooo:rsid="00ac32ce" style:text-blinking="false" fo:background-color="#ffffff" loext:char-shading-value="0" style:font-name-asian="Symbol" style:font-size-asian="12pt" style:font-name-complex="Symbol" style:font-size-complex="12pt"/>
    </style:style>
    <style:style style:name="T100" style:family="text">
      <style:text-properties fo:font-variant="normal" fo:text-transform="none" style:text-line-through-style="none" style:text-line-through-type="none" style:text-position="0% 100%" fo:letter-spacing="normal" fo:language="uk" fo:country="UA" fo:font-style="normal" fo:font-weight="normal" officeooo:rsid="008e1ee1" style:font-name-asian="Symbol" style:font-name-complex="Symbol"/>
    </style:style>
    <style:style style:name="T101" style:family="text">
      <style:text-properties fo:font-variant="normal" fo:text-transform="none" style:text-line-through-style="none" style:text-line-through-type="none" style:text-position="0% 100%" fo:letter-spacing="normal" fo:language="uk" fo:country="UA" fo:font-style="normal" fo:font-weight="normal" officeooo:rsid="004502e3" style:font-name-asian="Symbol" style:font-name-complex="Symbol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color="#000000" style:font-name="Times New Roman" fo:font-size="12pt" fo:language="uk" fo:country="UA" fo:font-weight="bold" officeooo:rsid="00b4038f" style:font-name-asian="Noto Sans CJK SC Regular" style:font-size-asian="12pt" style:font-weight-asian="bold" style:font-name-complex="FreeSans" style:font-size-complex="12pt" style:font-weight-complex="bold"/>
    </style:style>
    <style:style style:name="T104" style:family="text">
      <style:text-properties fo:color="#000000" style:font-name="Times New Roman" fo:font-size="12pt" fo:language="uk" fo:country="UA" fo:font-weight="bold" officeooo:rsid="001f5a85" style:font-name-asian="Noto Sans CJK SC Regular" style:font-size-asian="12pt" style:font-weight-asian="bold" style:font-name-complex="FreeSans" style:font-size-complex="12pt" style:font-weight-complex="bold"/>
    </style:style>
    <style:style style:name="T105" style:family="text">
      <style:text-properties fo:color="#000000" style:font-name="Times New Roman" fo:font-size="12pt" fo:language="uk" fo:country="UA" officeooo:rsid="001f5a85" style:font-name-asian="Noto Sans CJK SC Regular" style:font-size-asian="12pt" style:font-name-complex="FreeSans" style:font-size-complex="12pt"/>
    </style:style>
    <style:style style:name="T106" style:family="text">
      <style:text-properties fo:color="#000000" style:text-position="0% 100%" style:font-name="Times New Roman" fo:font-size="12pt" fo:language="uk" fo:country="UA" fo:font-style="normal" officeooo:rsid="006be4d2" style:font-name-asian="Symbol" style:font-size-asian="12pt" style:font-style-asian="normal" style:font-name-complex="Symbol" style:font-size-complex="12pt" style:font-style-complex="normal"/>
    </style:style>
    <style:style style:name="T107" style:family="text">
      <style:text-properties fo:color="#000000" style:text-position="0% 100%" style:font-name="Times New Roman" fo:font-size="12pt" fo:language="uk" fo:country="UA" fo:font-style="normal" officeooo:rsid="00b36696" style:font-name-asian="Symbol" style:font-size-asian="12pt" style:font-style-asian="normal" style:font-name-complex="Symbol" style:font-size-complex="12pt" style:font-style-complex="normal"/>
    </style:style>
    <style:style style:name="T108" style:family="text">
      <style:text-properties fo:color="#000000" style:text-position="0% 100%" style:font-name="Times New Roman" fo:font-size="12pt" fo:language="uk" fo:country="UA" fo:font-style="normal" officeooo:rsid="006e40c8" style:font-name-asian="Symbol" style:font-size-asian="12pt" style:font-style-asian="normal" style:font-name-complex="Symbol" style:font-size-complex="12pt" style:font-style-complex="normal"/>
    </style:style>
    <style:style style:name="T109" style:family="text">
      <style:text-properties fo:color="#000000" style:text-position="0% 100%" style:font-name="Times New Roman" fo:font-size="12pt" fo:language="uk" fo:country="UA" fo:font-style="normal" officeooo:rsid="00320a78" style:font-name-asian="Symbol" style:font-size-asian="12pt" style:font-style-asian="normal" style:font-name-complex="Symbol" style:font-size-complex="12pt" style:font-style-complex="normal"/>
    </style:style>
    <style:style style:name="T110" style:family="text">
      <style:text-properties fo:color="#000000" style:text-position="0% 100%" style:font-name="Times New Roman" fo:font-size="12pt" fo:language="uk" fo:country="UA" fo:font-style="italic" officeooo:rsid="006be4d2" style:font-name-asian="Symbol" style:font-size-asian="12pt" style:font-style-asian="italic" style:font-name-complex="Symbol" style:font-size-complex="12pt" style:font-style-complex="italic"/>
    </style:style>
    <style:style style:name="T111" style:family="text">
      <style:text-properties fo:color="#000000" style:text-position="0% 100%" style:font-name="Times New Roman" fo:font-size="12pt" fo:language="uk" fo:country="UA" fo:font-style="italic" officeooo:rsid="00b36696" style:font-name-asian="Symbol" style:font-size-asian="12pt" style:font-style-asian="italic" style:font-name-complex="Symbol" style:font-size-complex="12pt" style:font-style-complex="italic"/>
    </style:style>
    <style:style style:name="T112" style:family="text">
      <style:text-properties fo:color="#000000" style:text-position="super 58%" style:font-name="Times New Roman" fo:font-size="12pt" fo:language="uk" fo:country="UA" fo:font-style="normal" officeooo:rsid="006be4d2" style:font-name-asian="Symbol" style:font-size-asian="12pt" style:font-style-asian="normal" style:font-name-complex="Symbol" style:font-size-complex="12pt" style:font-style-complex="normal"/>
    </style:style>
    <style:style style:name="T113" style:family="text">
      <style:text-properties fo:color="#000000" style:text-line-through-style="none" style:text-line-through-type="none" style:text-position="0% 100%" fo:language="uk" fo:country="UA" fo:font-style="normal" fo:font-weight="normal" officeooo:rsid="0074bdaf" style:font-name-asian="Symbol" style:font-style-asian="normal" style:font-weight-asian="normal" style:font-name-complex="Symbol" style:font-style-complex="normal" style:font-weight-complex="normal"/>
    </style:style>
    <style:style style:name="T114" style:family="text">
      <style:text-properties officeooo:rsid="0074bdaf"/>
    </style:style>
    <style:style style:name="T115" style:family="text">
      <style:text-properties officeooo:rsid="00303f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Варіант №<text:span text:style-name="T115">54</text:span></text:p>
      <text:p text:style-name="P14"><text:span text:style-name="T103">Означення і п</text:span><text:span text:style-name="T104">означення</text:span><text:span text:style-name="T105">: символ ¬ означає операцію доповнення. </text:span></text:p>
      <text:p text:style-name="P9"><text:span text:style-name="T15">|</text:span><text:span text:style-name="T16">Х</text:span><text:span text:style-name="T15">| - </text:span><text:span text:style-name="T16">потужність (кількість елементів) множини Х. <text:s/></text:span></text:p>
      <text:p text:style-name="P9"><text:span text:style-name="T18">A</text:span><text:span text:style-name="T60">2</text:span><text:span text:style-name="T22"> = </text:span><text:span text:style-name="T18">AA </text:span><text:span text:style-name="T10">— </text:span><text:span text:style-name="T11">результат множення матриці </text:span><text:span text:style-name="T18">A </text:span><text:span text:style-name="T22">саму на себе, </text:span><text:span text:style-name="T18">A</text:span><text:span text:style-name="T61">n</text:span><text:span text:style-name="T22"> = </text:span><text:span text:style-name="T18">A</text:span><text:span text:style-name="T61">n-1</text:span><text:span text:style-name="T18">A.</text:span><text:span text:style-name="T22"> </text:span></text:p>
      <text:p text:style-name="P9"><text:span text:style-name="T22">Нехай </text:span><text:span text:style-name="T19">A</text:span><text:span text:style-name="T22"> − матриця суміжності графа G = (V , E) (|V| = n); </text:span><text:span text:style-name="T23">т</text:span><text:span text:style-name="T24">оді </text:span><text:span text:style-name="T20">M</text:span><text:span text:style-name="T62">(n)</text:span><text:span text:style-name="T24"> = </text:span><text:span text:style-name="T20">I</text:span><text:span text:style-name="T52">n</text:span><text:span text:style-name="T24"> + </text:span><text:span text:style-name="T20">A</text:span><text:span text:style-name="T24"> + </text:span><text:span text:style-name="T20">A</text:span><text:span text:style-name="T62">2</text:span><text:span text:style-name="T24"> + ... + </text:span><text:span text:style-name="T20">A</text:span><text:span text:style-name="T62">n–1</text:span><text:span text:style-name="T24">, де </text:span><text:span text:style-name="T20">I</text:span><text:span text:style-name="T52">n</text:span><text:span text:style-name="T24"> − одинична матриця порядку n (</text:span><text:span text:style-name="T25">нагадаємо, що </text:span><text:span text:style-name="T24">будь-яка вершина зв'язана сама із собою </text:span><text:span text:style-name="T25">маршрутом</text:span><text:span text:style-name="T24"> довжин</text:span><text:span text:style-name="T23">и</text:span><text:span text:style-name="T24"> 0). </text:span></text:p>
      <text:p text:style-name="P9"><text:span text:style-name="T24">Граф G</text:span><text:span text:style-name="T62">*</text:span><text:span text:style-name="T24"> = (V, E</text:span><text:span text:style-name="T62">*</text:span><text:span text:style-name="T24">) називають </text:span><text:span text:style-name="T20">транзитивним замиканням</text:span><text:span text:style-name="T24"> графа G = (V, E), якщо (</text:span><text:span text:style-name="T20">v</text:span><text:span text:style-name="T24">, </text:span><text:span text:style-name="T20">w</text:span><text:span text:style-name="T24">)∈E</text:span><text:span text:style-name="T62">*</text:span><text:span text:style-name="T24"> тоді й тільки тоді, коли вершини </text:span><text:span text:style-name="T20">v</text:span><text:span text:style-name="T24"> і </text:span><text:span text:style-name="T20">w</text:span><text:span text:style-name="T24"> зв'язані в графі G. </text:span></text:p>
      <text:p text:style-name="P14"><text:span text:style-name="T109">Д</text:span><text:span text:style-name="T106">ля графа G</text:span><text:span text:style-name="T112">*</text:span><text:span text:style-name="T106"> n×n-</text:span><text:span text:style-name="T110">матриц</text:span><text:span text:style-name="T111">я</text:span><text:span text:style-name="T106"> </text:span><text:span text:style-name="T110">A</text:span><text:span text:style-name="T112">*</text:span><text:span text:style-name="T106"> будує</text:span><text:span text:style-name="T107">ться</text:span><text:span text:style-name="T106"> за таким правилом: (i, j)-й елемент матриці </text:span><text:span text:style-name="T110">A</text:span><text:span text:style-name="T112">*</text:span><text:span text:style-name="T106"> дорівнює 1 тоді й тільки тоді, коли відповідний елемент матриці </text:span><text:span text:style-name="T110">M</text:span><text:span text:style-name="T112">(n)</text:span><text:span text:style-name="T106"> не дорівнює 0, </text:span><text:span text:style-name="T108">а</text:span><text:span text:style-name="T106"> усі інші елементи матриці </text:span><text:span text:style-name="T110">A</text:span><text:span text:style-name="T112">*</text:span><text:span text:style-name="T106"> дорівнюють 0; </text:span><text:span text:style-name="T108">м</text:span><text:span text:style-name="T106">атрицю </text:span><text:span text:style-name="T110">A</text:span><text:span text:style-name="T112">*</text:span><text:span text:style-name="T106"> називають </text:span><text:span text:style-name="T110">матрицею досяжності</text:span><text:span text:style-name="T106"> графа G. </text:span></text:p>
      <text:p text:style-name="P9"><text:span text:style-name="T26">Нехай</text:span><text:span text:style-name="T24"> A</text:span><text:span text:style-name="T62">(1)</text:span><text:span text:style-name="T24"> - булев</text:span><text:span text:style-name="T26">а</text:span><text:span text:style-name="T24"> матриц</text:span><text:span text:style-name="T26">я</text:span><text:span text:style-name="T24">, елементи якої повністю збігаються з елементами матриці </text:span><text:span text:style-name="T20">A</text:span><text:span text:style-name="T24">, але їх розглядають не як числа 0 і 1, а як символи булевого (логічного) алфавіту 0 і 1. Уведемо операцію булевого множення С∧D матриць С і D, які складаються з булевих елементів 0 і 1, </text:span><text:span text:style-name="T23">наступним чином: </text:span><text:span text:style-name="T24">(i, j)-й елемент матриці С∧D </text:span><text:span text:style-name="T27">дорівнює</text:span><text:span text:style-name="T24"> f</text:span><text:span text:style-name="T52">ij</text:span><text:span text:style-name="T24"> =∨</text:span><text:span text:style-name="T53">t=1</text:span><text:span text:style-name="T63">n </text:span><text:span text:style-name="T24">(c</text:span><text:span text:style-name="T52">it</text:span><text:span text:style-name="T24">∧d</text:span><text:span text:style-name="T52">tj</text:span><text:span text:style-name="T24">), де с</text:span><text:span text:style-name="T52">it</text:span><text:span text:style-name="T24"> і d</text:span><text:span text:style-name="T52">tj</text:span><text:span text:style-name="T24"> − відповідні елементи матриць С і D , а операції ∨ і ∧ − це операції диз'юнкції та кон'юнкції. Позначимо через </text:span><text:span text:style-name="T20">A</text:span><text:span text:style-name="T62">(m)</text:span><text:span text:style-name="T24"> матрицю </text:span><text:span text:style-name="T20">A</text:span><text:span text:style-name="T62">(1)</text:span><text:span text:style-name="T24">∧</text:span><text:span text:style-name="T20">A</text:span><text:span text:style-name="T62">(1)</text:span><text:span text:style-name="T24">∧...∧</text:span><text:span text:style-name="T20">A</text:span><text:span text:style-name="T62">(1)</text:span><text:span text:style-name="T24"> (m разів). </text:span></text:p>
      <text:p text:style-name="P9"><text:span text:style-name="T20">Трикутник</text:span><text:span text:style-name="T24"> </text:span><text:span text:style-name="T28">(С</text:span><text:span text:style-name="T54">3</text:span><text:span text:style-name="T28">)</text:span><text:span text:style-name="T24"> - </text:span><text:span text:style-name="T28">п</text:span><text:span text:style-name="T24">ростий цикл довжиною 3. </text:span></text:p>
      <text:p text:style-name="P9"><text:span text:style-name="T20">Кубічни</text:span><text:span text:style-name="T21">й</text:span><text:span text:style-name="T24"> </text:span><text:span text:style-name="T20">граф</text:span><text:span text:style-name="T24"> — граф, степені всіх вершин якого дорівнюють 3.</text:span></text:p>
      <text:p text:style-name="P8"><text:span text:style-name="T2">χ(G) - </text:span><text:span text:style-name="T12">хроматичне число графа </text:span><text:span text:style-name="T2">G.</text:span></text:p>
      <text:p text:style-name="P8"><text:span text:style-name="T13">ν(G) = |E| − |V| + k - </text:span><text:span text:style-name="T8"><text:s/></text:span><text:span text:style-name="T13">цикломатичн</text:span><text:span text:style-name="T8">е</text:span><text:span text:style-name="T13"> числ</text:span><text:span text:style-name="T8">о </text:span><text:span text:style-name="T12">графа </text:span><text:span text:style-name="T2">G, </text:span><text:span text:style-name="T13"><text:s/>k - </text:span><text:span text:style-name="T14">число компонент зв’язності </text:span><text:span text:style-name="T12">графа </text:span><text:span text:style-name="T2">G.</text:span></text:p>
      <text:p text:style-name="P9"><text:span text:style-name="T24">Граф G називають </text:span><text:span text:style-name="T20">критичним</text:span><text:span text:style-name="T24">, якщо хроматичне число підграфа G', отриманого в результаті вилучення будь-якої вершини із G, строго менше, ніж хроматичне число графа G.</text:span></text:p>
      <text:p text:style-name="P9"><text:span text:style-name="T24">Критичний граф G, для якого k = χ(G), називають k-</text:span><text:span text:style-name="T20">критичним</text:span><text:span text:style-name="T24">.</text:span></text:p>
      <text:p text:style-name="P10"><text:span text:style-name="T17">Максимальним</text:span><text:span text:style-name="T2"> </text:span><text:span text:style-name="T17">планарним</text:span><text:span text:style-name="T2"> графом називають планарний граф, який при додаванні до нього будь-якого ребра перестає бути планарним. </text:span></text:p>
      <text:p text:style-name="P12"><text:span text:style-name="T46">Плоский зв'язний граф, кожну грань якого (включаючи й зовнішню) обмежено трикутником, називають </text:span><text:span text:style-name="T49">тріангуляцією</text:span><text:span text:style-name="T46">.</text:span></text:p>
      <text:p text:style-name="P12"><text:span text:style-name="T47">N </text:span><text:span text:style-name="T46">- </text:span><text:span text:style-name="T48">множина натуральних чисел.</text:span></text:p>
      <text:p text:style-name="P13"><text:span text:style-name="T86">φ</text:span><text:span text:style-name="T87">(G) - <text:s/></text:span><text:span text:style-name="T88">число в</text:span><text:span text:style-name="T87">ершинно</text:span><text:span text:style-name="T88">ї</text:span><text:span text:style-name="T87"> зв'язн</text:span><text:span text:style-name="T88">о</text:span><text:span text:style-name="T87">ст</text:span><text:span text:style-name="T88">і</text:span><text:span text:style-name="T87"> графа G </text:span><text:span text:style-name="T88">(найменше число вершин, видалення яких приводить до незв'язаного або тривіального графу)</text:span><text:span text:style-name="T87">, </text:span></text:p>
      <text:p text:style-name="P13"><text:span text:style-name="T86">ψ</text:span><text:span text:style-name="T87">(G) - </text:span><text:span text:style-name="T88">число </text:span><text:span text:style-name="T89">ребер</text:span><text:span text:style-name="T87">но</text:span><text:span text:style-name="T88">ї</text:span><text:span text:style-name="T87"> зв'язн</text:span><text:span text:style-name="T88">о</text:span><text:span text:style-name="T87">ст</text:span><text:span text:style-name="T88">і</text:span><text:span text:style-name="T87"> графа G </text:span><text:span text:style-name="T88">(найменше число ребер, видалення яких приводить до незв'язаного або тривіального графу)</text:span><text:span text:style-name="T87">, </text:span></text:p>
      <text:p text:style-name="P13"><text:span text:style-name="T86">δ</text:span><text:span text:style-name="T87">(G) - мінімальна степінь вершин графа G.</text:span></text:p>
      <text:p text:style-name="P11"><text:span text:style-name="T85">Граф G називається k-</text:span><text:span text:style-name="T90">зв'язным</text:span><text:span text:style-name="T85">, якщо </text:span><text:span text:style-name="T86">φ</text:span><text:span text:style-name="T85">(G) = k.</text:span></text:p>
      <text:p text:style-name="P1"/>
      <text:p text:style-name="P1"/>
      <text:list xml:id="list1010716272" text:style-name="L1">
        <text:list-item>
          <text:p text:style-name="P16"><text:span text:style-name="T1">Нехай графи G</text:span><text:span text:style-name="T50">1</text:span><text:span text:style-name="T1"> = (V, E</text:span><text:span text:style-name="T50">1</text:span><text:span text:style-name="T1">) i G</text:span><text:span text:style-name="T50">2</text:span><text:span text:style-name="T1"> = (V, E</text:span><text:span text:style-name="T50">2</text:span><text:span text:style-name="T1">) задано за допомогою матриць суміжності A</text:span><text:span text:style-name="T50">1</text:span><text:span text:style-name="T1"> та A</text:span><text:span text:style-name="T50">2</text:span><text:span text:style-name="T1"> відповідно (|V| = n). Визначити матрицю суміжності A для графа G</text:span><text:span text:style-name="T50">1</text:span><text:span text:style-name="T29">∪</text:span><text:span text:style-name="T1">G</text:span><text:span text:style-name="T50">2</text:span><text:span text:style-name="T1">.</text:span></text:p>
        </text:list-item>
        <text:list-item>
          <text:p text:style-name="P28"><text:span text:style-name="T31">Довести, що </text:span><text:span text:style-name="T32">із</text:span><text:span text:style-name="T31">оморф</text:span><text:span text:style-name="T32">ні</text:span><text:span text:style-name="T31"> графи мають однакову к</text:span><text:span text:style-name="T32">іл</text:span><text:span text:style-name="T31">ь</text:span><text:span text:style-name="T32">кі</text:span><text:span text:style-name="T31">сть ребер.</text:span></text:p>
        </text:list-item>
        <text:list-item>
          <text:p text:style-name="P35"><text:span text:style-name="T30">Навести приклад пари не</text:span><text:span text:style-name="T32">із</text:span><text:span text:style-name="T31">оморф</text:span><text:span text:style-name="T32">н</text:span><text:span text:style-name="T30">их </text:span><text:span text:style-name="T31">граф</text:span><text:span text:style-name="T30">ів</text:span><text:span text:style-name="T31"> G</text:span><text:span text:style-name="T55">1</text:span><text:span text:style-name="T31"> i G</text:span><text:span text:style-name="T55">2</text:span><text:span text:style-name="T31">, </text:span><text:span text:style-name="T30">у яких радіуси однакові.</text:span></text:p>
        </text:list-item>
        <text:list-item>
          <text:p text:style-name="P38">Скільки існує попарно неізоморфних графів, які мають 7 вершин і 18 ребер? <text:span text:style-name="T114">Відповідь обґрунтувати.</text:span></text:p>
        </text:list-item>
        <text:list-item>
          <text:p text:style-name="P39">Для довільного k (k&gt;2) побудувати граф, діаметр якого дорівнює k, а будь-яке його кістякове дерево має діаметр 2k.</text:p>
        </text:list-item>
        <text:list-item>
          <text:p text:style-name="P40">Побудувати граф із 5 вершинами, в якому 4 вершини мають попарно різні степені, причому <text:s/>ізольованих вершин немає.</text:p>
        </text:list-item>
        <text:list-item>
          <text:p text:style-name="P29"><text:span text:style-name="T33">Чи існує в графі K</text:span><text:span text:style-name="T56">5</text:span><text:span text:style-name="T33"> цикл довжини 9? Відповідь обґрунтувати.</text:span></text:p>
        </text:list-item>
        <text:list-item>
          <text:p text:style-name="P40">Довести, що множину ребер зв’язного графа, який має 2k вершин (k ≥ 1) із непарними степенями, можна розбити на k ланцюгів.</text:p>
        </text:list-item>
        <text:list-item>
          <text:p text:style-name="P36"><text:soft-page-break/><text:span text:style-name="T34">Нехай </text:span><text:span text:style-name="T39">A</text:span><text:span text:style-name="T34"> - матриця суміжності, а </text:span><text:span text:style-name="T39">В</text:span><text:span text:style-name="T34"> - матриця інцидентності графа </text:span><text:span text:style-name="T40">G </text:span><text:span text:style-name="T42">із n вершинами</text:span><text:span text:style-name="T34">. Довести, що матриця </text:span><text:span text:style-name="T40">BB</text:span><text:span text:style-name="T58">T</text:span><text:span text:style-name="T34"> </text:span><text:span text:style-name="T33">(тут </text:span><text:span text:style-name="T40">B</text:span><text:span text:style-name="T58">T </text:span><text:span text:style-name="T42">- </text:span><text:span text:style-name="T41">транспонована матриця</text:span><text:span text:style-name="T33">) </text:span><text:span text:style-name="T34">дорівнює матриці </text:span><text:span text:style-name="T40">А</text:span><text:span text:style-name="T34">, в якій </text:span><text:span text:style-name="T39">i</text:span><text:span text:style-name="T34">-й діагональний елемент a</text:span><text:span text:style-name="T57">ii</text:span><text:span text:style-name="T34"> дорівнює степеню δ(</text:span><text:span text:style-name="T39">v</text:span><text:span text:style-name="T57">i</text:span><text:span text:style-name="T34">) </text:span><text:span text:style-name="T39">i</text:span><text:span text:style-name="T34">-ї вершини графа G, </text:span><text:span text:style-name="T39">i</text:span><text:span text:style-name="T34"> = 1, 2, …, n.</text:span></text:p>
        </text:list-item>
        <text:list-item>
          <text:p text:style-name="P30">Визначити, чи існує граф із шістьма <text:s/>вершинами, степені яких дорівнюють: <text:span text:style-name="T34">(</text:span><text:span text:style-name="T35">а</text:span><text:span text:style-name="T34">) 2, 3, 3, 4, 4, 4; <text:s text:c="5"/>(</text:span><text:span text:style-name="T35">б</text:span><text:span text:style-name="T34">) 0, 0, 2, 3, 3, 4; (</text:span><text:span text:style-name="T35">в</text:span><text:span text:style-name="T34">) 1, 1, 2, 3, 4, 4. Відповідь обґрунтувати.</text:span></text:p>
        </text:list-item>
        <text:list-item>
          <text:p text:style-name="P37"><text:span text:style-name="T34"><text:s/></text:span><text:span text:style-name="T31">Довести, що </text:span><text:span text:style-name="T34">матрицю досяжності </text:span><text:span text:style-name="T39">A</text:span><text:span text:style-name="T59">*</text:span><text:span text:style-name="T34"> графа G із n вершинами можна обчислити за формулою </text:span><text:span text:style-name="T39">A</text:span><text:span text:style-name="T59">*</text:span><text:span text:style-name="T34"> = </text:span><text:span text:style-name="T39">I</text:span><text:span text:style-name="T57">n</text:span><text:span text:style-name="T59">(1)</text:span><text:span text:style-name="T34">∨</text:span><text:span text:style-name="T39">A</text:span><text:span text:style-name="T59">(1)</text:span><text:span text:style-name="T34">∨</text:span><text:span text:style-name="T39">A</text:span><text:span text:style-name="T59">(2)</text:span><text:span text:style-name="T34">∨...∨</text:span><text:span text:style-name="T39">A</text:span><text:span text:style-name="T59">(n–1)</text:span><text:span text:style-name="T34"> (операція диз'юнкції виконується для матриць поелементно).</text:span></text:p>
        </text:list-item>
        <text:list-item>
          <text:p text:style-name="P48"><text:span text:style-name="T68">Чи вірне твердження, </text:span><text:span text:style-name="T69">що</text:span><text:span text:style-name="T68"> об’єднання двох дерев G</text:span><text:span text:style-name="T93">1 </text:span><text:span text:style-name="T68">= (V, E</text:span><text:span text:style-name="T93">1</text:span><text:span text:style-name="T68">) i G</text:span><text:span text:style-name="T93">2 </text:span><text:span text:style-name="T68">= (V, E</text:span><text:span text:style-name="T93">2</text:span><text:span text:style-name="T68">), де E</text:span><text:span text:style-name="T93">1 </text:span><text:span text:style-name="T68">∩ E</text:span><text:span text:style-name="T93">2</text:span><text:span text:style-name="T68"> = </text:span><text:span text:style-name="T83">∅</text:span><text:span text:style-name="T68">, є </text:span><text:span text:style-name="T69">2-</text:span><text:span text:style-name="T68">зв’язним? Відповідь обґрунтувати.</text:span></text:p>
        </text:list-item>
        <text:list-item>
          <text:p text:style-name="P49"><text:span text:style-name="T77">Вершина графа, вилучення якої збільшує кількість компонент зв’язності, називається точкою зчленування графа. </text:span><text:span text:style-name="T79">Яку найбільшу та найменшу кільк</text:span><text:span text:style-name="T80">і</text:span><text:span text:style-name="T79">ст</text:span><text:span text:style-name="T80">ь</text:span><text:span text:style-name="T79"> </text:span><text:span text:style-name="T77">точ</text:span><text:span text:style-name="T78">о</text:span><text:span text:style-name="T77">к зчленування</text:span><text:span text:style-name="T79"> може мати зв’язний граф із n вершинами? </text:span><text:span text:style-name="T81">Відповідь обґрунтувати.</text:span></text:p>
        </text:list-item>
        <text:list-item>
          <text:p text:style-name="P50"><text:span text:style-name="T68">Довести, що </text:span><text:span text:style-name="T74">φ</text:span><text:span text:style-name="T68">(G) </text:span><text:span text:style-name="T84">≤</text:span><text:span text:style-name="T68"> </text:span><text:span text:style-name="T74">ψ</text:span><text:span text:style-name="T68">(G) </text:span><text:span text:style-name="T84">≤</text:span><text:span text:style-name="T75"> </text:span><text:span text:style-name="T74">δ(</text:span><text:span text:style-name="T68">G), де </text:span><text:span text:style-name="T74">φ</text:span><text:span text:style-name="T68">(G) - <text:s/></text:span><text:span text:style-name="T67">число в</text:span><text:span text:style-name="T68">ершинно</text:span><text:span text:style-name="T67">ї</text:span><text:span text:style-name="T68"> зв'язн</text:span><text:span text:style-name="T67">о</text:span><text:span text:style-name="T68">ст</text:span><text:span text:style-name="T67">і</text:span><text:span text:style-name="T68"> графа G, </text:span><text:span text:style-name="T74">ψ</text:span><text:span text:style-name="T68">(G) - </text:span><text:span text:style-name="T67">число </text:span><text:span text:style-name="T76">ребер</text:span><text:span text:style-name="T68">но</text:span><text:span text:style-name="T67">ї</text:span><text:span text:style-name="T68"> зв'язн</text:span><text:span text:style-name="T67">о</text:span><text:span text:style-name="T68">ст</text:span><text:span text:style-name="T67">і</text:span><text:span text:style-name="T68"> графа G, </text:span><text:span text:style-name="T74">δ</text:span><text:span text:style-name="T68">(G) - мінімальна степінь вершин графа G.</text:span></text:p>
        </text:list-item>
        <text:list-item>
          <text:p text:style-name="P31"><text:span text:style-name="T36">Побудувати н</text:span><text:span text:style-name="T33">етривіальн</text:span><text:span text:style-name="T36">ий</text:span><text:span text:style-name="T33"> самодоповнен</text:span><text:span text:style-name="T36">ий</text:span><text:span text:style-name="T33"> граф </text:span><text:span text:style-name="T36">із найменшою кількістю</text:span><text:span text:style-name="T102"> вершин.</text:span></text:p>
        </text:list-item>
        <text:list-item>
          <text:p text:style-name="P32"><text:span text:style-name="T43">Ск</text:span><text:span text:style-name="T44">іл</text:span><text:span text:style-name="T43">ьки </text:span><text:span text:style-name="T45">ребер</text:span><text:span text:style-name="T43"> ма</text:span><text:span text:style-name="T44">є</text:span><text:span text:style-name="T43"> бути в куб</text:span><text:span text:style-name="T44">і</text:span><text:span text:style-name="T43">чному граф</text:span><text:span text:style-name="T44">і</text:span><text:span text:style-name="T43">? </text:span><text:span text:style-name="T38">Відповідь обґрунтувати.</text:span></text:p>
        </text:list-item>
        <text:list-item>
          <text:p text:style-name="P46">Довести, що кількість вершин степеня 1 у дереві з n (n ≥ 2) вершинами, серед яких немає вершин степеня 2, не менше n/2 +1.</text:p>
        </text:list-item>
        <text:list-item>
          <text:p text:style-name="P47">У графі з n вершинами тільки дві вершини мають однакові степені. Чи можуть обидві ці вершини мати степінь 0 або степінь n – 1?</text:p>
        </text:list-item>
        <text:list-item>
          <text:p text:style-name="P41">Побудувати граф, центр якого складається із трьох вершин і не збігається із множиною всіх вершин.</text:p>
        </text:list-item>
        <text:list-item>
          <text:p text:style-name="P17"><text:span text:style-name="T2">Нехай граф G = (V, E ) має k компонент зв'язності, ν(G) = |E| − |V| + k - </text:span><text:span text:style-name="T8">його </text:span><text:span text:style-name="T2">цикломатичн</text:span><text:span text:style-name="T8">е</text:span><text:span text:style-name="T2"> числ</text:span><text:span text:style-name="T8">о</text:span><text:span text:style-name="T2">. Довести, </text:span><text:span text:style-name="T8">що </text:span><text:span text:style-name="T2">ν(G) ≥ 0.</text:span></text:p>
        </text:list-item>
        <text:list-item>
          <text:p text:style-name="P18"><text:span text:style-name="T2">Який вигляд має доповнення графа K</text:span><text:span text:style-name="T51">n,m</text:span><text:span text:style-name="T2">? </text:span><text:span text:style-name="T113">Відповідь обґрунтувати.</text:span></text:p>
        </text:list-item>
        <text:list-item>
          <text:p text:style-name="P42">Довести, що будь-яке дерево є двочастковим графом.</text:p>
        </text:list-item>
        <text:list-item>
          <text:p text:style-name="P43">Чи існує планарний граф, який має 7 вершин і 15 ребер? <text:span text:style-name="T114">Відповідь обґрунтувати.</text:span></text:p>
        </text:list-item>
        <text:list-item>
          <text:p text:style-name="P44">Довести, що граф є максимальним плоским графом тоді й тільки тоді, коли він є тріангуляцією.</text:p>
        </text:list-item>
        <text:list-item>
          <text:p text:style-name="P51"><text:span text:style-name="T82">З’ясувати, яку найменшу кількість ребер необхідно видалити з графа К</text:span><text:span text:style-name="T95">6</text:span><text:span text:style-name="T82"> щоб отримати планарний граф. </text:span><text:span text:style-name="T81">Відповідь обґрунтувати.</text:span></text:p>
        </text:list-item>
        <text:list-item>
          <text:p text:style-name="P52"><text:span text:style-name="T82">Чи можна до плоск</text:span><text:span text:style-name="T80">ого</text:span><text:span text:style-name="T82"> граф</text:span><text:span text:style-name="T80">а С</text:span><text:span text:style-name="T96">4</text:span><text:span text:style-name="T82"> додати нові ребра так, щоб отриманий граф залишився плоским? Якщо можна, то які ребра і скільки? </text:span><text:span text:style-name="T79">(зобразити граф із доданими ребрами).</text:span></text:p>
        </text:list-item>
        <text:list-item>
          <text:p text:style-name="P54">Довести, що серед всіх плоских графів з n вершинами найбільшу кількість граней має тріангуляція.</text:p>
        </text:list-item>
        <text:list-item>
          <text:p text:style-name="P54">Довести, що в будь-якому планарному графі з n вершинами (n ≥ 4) є принаймні чотири вершини, степені яких не більше 5.</text:p>
        </text:list-item>
        <text:list-item>
          <text:p text:style-name="P33"><text:span text:style-name="T98">Довести: </text:span><text:span text:style-name="T97">якщо граф не планарний, то він повинен містити більше 4 вершин, </text:span><text:span text:style-name="T99">степінь </text:span><text:span text:style-name="T97">яких більше 3, або більше 5 вершин, степінь яких більше 2.</text:span></text:p>
        </text:list-item>
        <text:list-item>
          <text:p text:style-name="P53"><text:span text:style-name="T100">Яку найбільшу кількість граней може мати плоский граф із 5 вершинами? </text:span><text:span text:style-name="T101">Відповідь обґрунтувати. </text:span><text:span text:style-name="T100">Побудувати цей граф.</text:span></text:p>
        </text:list-item>
        <text:list-item>
          <text:p text:style-name="P19"><text:span text:style-name="T64">Довести, що не існує розташованого на площині планарного графа з </text:span><text:span text:style-name="T2">5 гранями, який має властивість, що довільні дві його грані мають спільне ребро.</text:span></text:p>
        </text:list-item>
        <text:list-item>
          <text:p text:style-name="P20"><text:span text:style-name="T70">Чому дорівнює хроматичне число повного графа K</text:span><text:span text:style-name="T94">n</text:span><text:span text:style-name="T70">, з якого вилучен</text:span><text:span text:style-name="T71">е</text:span><text:span text:style-name="T70"> одне ребро?</text:span></text:p>
        </text:list-item>
        <text:list-item>
          <text:p text:style-name="P21">Визначити хроматичне число довільного двочасткового графа. <text:span text:style-name="T7">Відповідь обґрунтувати.</text:span></text:p>
        </text:list-item>
        <text:list-item>
          <text:p text:style-name="P45">Довести, що для довільного планарного графа G виконується нерівність χ(G) ≤ 5.</text:p>
        </text:list-item>
        <text:list-item>
          <text:p text:style-name="P22"><text:span text:style-name="T3">Навести приклади</text:span><text:span text:style-name="T2"> граф</text:span><text:span text:style-name="T3">ів </text:span><text:span text:style-name="T65">G</text:span><text:span text:style-name="T91">1</text:span><text:span text:style-name="T65"> </text:span><text:span text:style-name="T66">і </text:span><text:span text:style-name="T65">G</text:span><text:span text:style-name="T92">2</text:span><text:span text:style-name="T2">, які мають різні хроматичні числа й у яких кількість простих циклів довжиною k однакова для всіх k ≥ 0.</text:span></text:p>
        </text:list-item>
        <text:list-item>
          <text:p text:style-name="P23"><text:span text:style-name="T2">Дове</text:span><text:span text:style-name="T9">сти</text:span><text:span text:style-name="T2">, що будь-який повний граф є критичним.</text:span></text:p>
        </text:list-item>
        <text:list-item>
          <text:p text:style-name="P24"><text:span text:style-name="T2">Знайти всі 3-критичні графи. </text:span><text:span text:style-name="T6">Відповідь обґрунтувати.</text:span></text:p>
        </text:list-item>
        <text:list-item>
          <text:p text:style-name="P55">Показати: для розфарбування карти, яка є перетином кіл на площині, достатньо двох кольорів.</text:p>
        </text:list-item>
        <text:list-item>
          <text:p text:style-name="P25"><text:soft-page-break/><text:span text:style-name="T2">Визначити, які з повних графів K</text:span><text:span text:style-name="T51">n</text:span><text:span text:style-name="T2"> є ейлеровими. </text:span><text:span text:style-name="T7">Відповідь обґрунтувати.</text:span></text:p>
        </text:list-item>
        <text:list-item>
          <text:p text:style-name="P27"><text:span text:style-name="T2">Довести, що граф </text:span><text:span text:style-name="T4">G</text:span><text:span text:style-name="T2">, який ма</text:span><text:span text:style-name="T5">є</text:span><text:span text:style-name="T2"> </text:span><text:span text:style-name="T5">дві</text:span><text:span text:style-name="T2"> несум</text:span><text:span text:style-name="T5">і</text:span><text:span text:style-name="T2">жн</text:span><text:span text:style-name="T5">і</text:span><text:span text:style-name="T2"> вершини степеня 3, а вс</text:span><text:span text:style-name="T5">і</text:span><text:span text:style-name="T2"> </text:span><text:span text:style-name="T5">інші </text:span><text:span text:style-name="T2">вершини степеня не б</text:span><text:span text:style-name="T5">іл</text:span><text:span text:style-name="T2">ьше 2, не ма</text:span><text:span text:style-name="T5">є</text:span><text:span text:style-name="T2"> гам</text:span><text:span text:style-name="T5">іл</text:span><text:span text:style-name="T2">ьтонового циклу.</text:span></text:p>
        </text:list-item>
        <text:list-item>
          <text:p text:style-name="P34"><text:span text:style-name="T33">Довести, що зв’язний граф ма</text:span><text:span text:style-name="T37">є</text:span><text:span text:style-name="T33"> ейлер</text:span><text:span text:style-name="T37">і</text:span><text:span text:style-name="T33">в ланцюг тод</text:span><text:span text:style-name="T37">і</text:span><text:span text:style-name="T33"> й т</text:span><text:span text:style-name="T37">іл</text:span><text:span text:style-name="T33">ьки тод</text:span><text:span text:style-name="T37">і</text:span><text:span text:style-name="T33">, коли в</text:span><text:span text:style-name="T37">ін </text:span><text:span text:style-name="T33">ма</text:span><text:span text:style-name="T37">є</text:span><text:span text:style-name="T33"> т</text:span><text:span text:style-name="T37">іл</text:span><text:span text:style-name="T33">ьки </text:span><text:span text:style-name="T37">дві</text:span><text:span text:style-name="T33"> вершини з непарними степенями.</text:span></text:p>
        </text:list-item>
        <text:list-item>
          <text:p text:style-name="P26"><text:span text:style-name="T70">Навести приклади: </text:span><text:span text:style-name="T72">а) </text:span><text:span text:style-name="T70">ейлерового графа, який не </text:span><text:span text:style-name="T73">є</text:span><text:span text:style-name="T70"> гам</text:span><text:span text:style-name="T72">іл</text:span><text:span text:style-name="T70">ьтоновим; </text:span><text:span text:style-name="T72">б) </text:span><text:span text:style-name="T70">гам</text:span><text:span text:style-name="T72">іл</text:span><text:span text:style-name="T70">ьтонового графа, який не </text:span><text:span text:style-name="T72">є</text:span><text:span text:style-name="T70"> ейлеровим.</text:span></text:p>
        </text:list-item>
      </text:list>
      <text:p text:style-name="P7"/>
      <text:p text:style-name="P2"/>
      <text:p text:style-name="P6"/>
      <text:p text:style-name="P3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2:21:34.946837079</meta:creation-date>
    <dc:date>2021-04-14T21:09:12.634016611</dc:date>
    <meta:editing-duration>PT3H28M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3" meta:paragraph-count="63" meta:word-count="1196" meta:character-count="7186" meta:non-whitespace-character-count="6070"/>
  </office:meta>
</office:document-meta>
</file>